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046" officeooo:paragraph-rsid="001c7046"/>
    </style:style>
    <style:style style:name="P2" style:family="paragraph" style:parent-style-name="Standard">
      <style:text-properties officeooo:rsid="001c7046" officeooo:paragraph-rsid="0025e8dd"/>
    </style:style>
    <style:style style:name="P3" style:family="paragraph" style:parent-style-name="Standard">
      <style:text-properties officeooo:rsid="001dbe38" officeooo:paragraph-rsid="001dbe38"/>
    </style:style>
    <style:style style:name="P4" style:family="paragraph" style:parent-style-name="Standard">
      <style:text-properties officeooo:rsid="001dbe38" officeooo:paragraph-rsid="001f3c43"/>
    </style:style>
    <style:style style:name="P5" style:family="paragraph" style:parent-style-name="Standard">
      <style:text-properties officeooo:rsid="00212479" officeooo:paragraph-rsid="00212479"/>
    </style:style>
    <style:style style:name="P6" style:family="paragraph" style:parent-style-name="Standard">
      <style:text-properties officeooo:rsid="002642bd" officeooo:paragraph-rsid="002642bd"/>
    </style:style>
    <style:style style:name="P7" style:family="paragraph" style:parent-style-name="Standard">
      <style:text-properties officeooo:rsid="001f3c43" officeooo:paragraph-rsid="001f3c43"/>
    </style:style>
    <style:style style:name="P8" style:family="paragraph" style:parent-style-name="Standard">
      <style:text-properties officeooo:rsid="002642bd" officeooo:paragraph-rsid="0025e8dd"/>
    </style:style>
    <style:style style:name="P9" style:family="paragraph" style:parent-style-name="Standard">
      <style:text-properties officeooo:rsid="002642bd" officeooo:paragraph-rsid="002642bd"/>
    </style:style>
    <style:style style:name="T1" style:family="text">
      <style:text-properties officeooo:rsid="001f3c43"/>
    </style:style>
    <style:style style:name="T2" style:family="text">
      <style:text-properties officeooo:rsid="00212479"/>
    </style:style>
    <style:style style:name="T3" style:family="text">
      <style:text-properties officeooo:rsid="00222aa9"/>
    </style:style>
    <style:style style:name="T4" style:family="text">
      <style:text-properties officeooo:rsid="0024135b"/>
    </style:style>
    <style:style style:name="T5" style:family="text">
      <style:text-properties officeooo:rsid="0025e8dd"/>
    </style:style>
    <style:style style:name="T6" style:family="text">
      <style:text-properties officeooo:rsid="002642bd"/>
    </style:style>
    <style:style style:name="T7" style:family="text">
      <style:text-properties officeooo:rsid="0026a0e5"/>
    </style:style>
    <style:style style:name="T8" style:family="text">
      <style:text-properties officeooo:rsid="0031c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 Book Summary – Machine Learning in Python &gt;</text:p>
      <text:p text:style-name="P1">------------------------------------------------------------------------------------------------------------------------</text:p>
      <text:p text:style-name="P1"><text:span text:style-name="T6">&lt;</text:span> <text:span text:style-name="T6">Chapter 1 &gt;</text:span></text:p>
      <text:p text:style-name="P1"/>
      <text:p text:style-name="P1">- 이 책은 일반적으로 function approximation을 다루고 있다.</text:p>
      <text:p text:style-name="P1">- function approximation 은 supervised learning 의 한 종류이다.</text:p>
      <text:p text:style-name="P1"/>
      <text:p text:style-name="P1">- function approximation의 대표적인 알고리즘 두 가지</text:p>
      <text:p text:style-name="P1">1. penalized linear regression<text:tab/><text:tab/>/ <text:tab/>2. Ensemble</text:p>
      <text:p text:style-name="P1"><text:s text:c="2"/>→ 장점 : 거의 모든 예측분석문제에서 잘 동작</text:p>
      <text:p text:style-name="P1"/>
      <text:p text:style-name="P1">- 분류 문제의 문제점 중 한가지 : Unbalanced!! (한 쪽 클래스에 많은 예제 값이 편중)</text:p>
      <text:p text:style-name="P1"/>
      <text:p text:style-name="P1">- Attributes : 예측을 위해 사용되는 변수의 모임</text:p>
      <text:p text:style-name="P1"/>
      <text:p text:style-name="P4">1. penalized linear regression<text:span text:style-name="T4">(속도가 매우 빠르다 - 여러 번 학습해 볼 수 있다.)</text:span></text:p>
      <text:p text:style-name="P4"><text:s/>: OLS(Ordinary Least Sqaure : 최소 제곱 회귀)의 파생으로. 가용한 데이터의 양과 잠재적 현상의 복잡도에 따라 자유도를 체계적으로 낮춰줌</text:p>
      <text:p text:style-name="P3"><text:s text:c="2"/>- 자유도 : 유일한 직선을 표현하기 위해 필요한 파라미터(점)의 갯수가 2이므로, 2의 자유도를 갖는다.</text:p>
      <text:p text:style-name="P4"><text:s text:c="2"/>- 자유도와 점의 갯수가 동일할 경우 예측 결과 좋지 못함 ( 자유도 &lt;&lt; 데이터 일수록 좋다!!!)</text:p>
      <text:p text:style-name="P7"><text:s text:c="2"/>ex ) 점의 갯수가 6개인 경우와 2개인 경우</text:p>
      <text:p text:style-name="P4"><text:s text:c="2"/>→ 어떤 점 2개가 선택되느냐에 따라 직선 적합(<text:span text:style-name="T1">line fit)이 매우 달라짐 </text:span></text:p>
      <text:p text:style-name="P4"><text:s text:c="2"/><text:span text:style-name="T2">ex ) </text:span>많은 유전인자 속성이 있지만 비용 때문에 모든 사람들에 대한 데이터를 갖기는 힘듦 <text:s text:c="2"/></text:p>
      <text:p text:style-name="P4"/>
      <text:p text:style-name="P5">2. Ensemble</text:p>
      <text:p text:style-name="P5"><text:s/>: 여러 종류의 개별 모델의 결과를 조합하여 평균 또는 과반수 투표로 결정하는 것</text:p>
      <text:p text:style-name="P5">- 독립된 모델의 수가 많을수록 성능이 좋아짐</text:p>
      <text:p text:style-name="P5">- <text:s/><text:span text:style-name="T3">Bagging : Decision Tree 만들 때 random sampling 을 통해 모델 만드는 것</text:span></text:p>
      <text:p text:style-name="P5"/>
      <text:p text:style-name="P5">- <text:span text:style-name="T4">optimum feature 을 찾기위해서는 반복 수행이 필요하다.</text:span></text:p>
      <text:p text:style-name="P5"/>
      <text:p text:style-name="P5">------------------------------------------------------------------------------------------------------------------------</text:p>
      <text:p text:style-name="P8">&lt; Chapter 2 &gt;</text:p>
      <text:p text:style-name="P2"/>
      <text:p text:style-name="P5">- 대부분의 머신러닝 알고리즘은 수치 속성만을 이용한다.</text:p>
      <text:p text:style-name="P5"/>
      <text:p text:style-name="P5">- <text:span text:style-name="T5">lable 이 수치형이면 regression</text:span></text:p>
      <text:p text:style-name="P5"><text:s text:c="2"/><text:span text:style-name="T5">lable 이 범주형이면 classification , 목표가 두 값 : binary classification</text:span></text:p>
      <text:p text:style-name="P5"><text:s text:c="56"/>목표가 세 개 이상 : <text:span text:style-name="T5">multi-class classification</text:span></text:p>
      <text:p text:style-name="P5"/>
      <text:p text:style-name="P5">– <text:span text:style-name="T6">check list –</text:span></text:p>
      <text:p text:style-name="P6">1. 데이터의 크기와 모양 (row 와 column 수)</text:p>
      <text:p text:style-name="P6">2. Missing Value 처리 - 제거 혹은 대치(일반적으로는 평균)</text:p>
      <text:p text:style-name="P6">3. Categorical Variable</text:p>
      <text:p text:style-name="P6">4. 통계치 : 평균, 표준편차, <text:span text:style-name="T7">outlier 검출(scipy.stats.probplot) - 오류와 연관이 있는가 / 어떻게 처리할 것인가</text:span></text:p>
      <text:p text:style-name="P6"/>
      <text:p text:style-name="P6">- 범주형 속성에 얼마나 많은 범주 종류가 있는가 ( 너무 많은 경우 / 너무 적은 경우 처리 필요 )</text:p>
      <text:p text:style-name="P6"/>
      <text:p text:style-name="P6">- <text:span text:style-name="T8">pandas.plotting.parallel_coordinates : 속성에 대한 개별 행을 선으로 그림</text:span></text:p>
      <text:p text:style-name="P6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1:09:38.491061991</meta:creation-date>
    <dc:date>2018-01-01T14:39:34.830652994</dc:date>
    <meta:editing-duration>PT1H35M5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666" meta:character-count="1717" meta:non-whitespace-character-count="1356"/>
  </office:meta>
</office:document-meta>
</file>